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5b4ea" fo:background-color="transparent" style:font-size-asian="8pt" style:font-style-asian="normal" style:font-weight-asian="bold" style:font-size-complex="8pt" style:font-style-complex="normal" style:font-weight-complex="bold"/>
    </style:style>
    <style:style style:name="P12"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bold" officeooo:rsid="033a7644" officeooo:paragraph-rsid="033a7644" fo:background-color="transparent" style:font-size-asian="8pt" style:font-style-asian="normal" style:font-weight-asian="bold" style:font-size-complex="8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3392a4a" style:font-style-asian="italic" style:font-weight-asian="normal" style:font-style-complex="italic" style:font-weight-complex="normal"/>
    </style:style>
    <style:style style:name="T4" style:family="text">
      <style:text-properties fo:font-style="normal" fo:font-weight="normal" officeooo:rsid="0309affb" style:font-style-asian="normal" style:font-weight-asian="normal" style:font-style-complex="normal" style:font-weight-complex="normal"/>
    </style:style>
    <style:style style:name="T5" style:family="text">
      <style:text-properties fo:font-style="normal" fo:font-weight="normal" officeooo:rsid="032f5017" style:font-style-asian="normal" style:font-weight-asian="normal" style:font-style-complex="normal" style:font-weight-complex="normal"/>
    </style:style>
    <style:style style:name="T6" style:family="text">
      <style:text-properties fo:font-style="normal" fo:font-weight="normal" officeooo:rsid="032dc956" style:font-style-asian="normal" style:font-weight-asian="normal" style:font-style-complex="normal" style:font-weight-complex="normal"/>
    </style:style>
    <style:style style:name="T7" style:family="text">
      <style:text-properties fo:font-style="normal" fo:font-weight="normal" officeooo:rsid="0333840f" style:font-style-asian="normal" style:font-weight-asian="normal" style:font-style-complex="normal" style:font-weight-complex="normal"/>
    </style:style>
    <style:style style:name="T8" style:family="text">
      <style:text-properties officeooo:rsid="032f5017"/>
    </style:style>
    <style:style style:name="T9" style:family="text">
      <style:text-properties officeooo:rsid="0331342e"/>
    </style:style>
    <style:style style:name="T10" style:family="text">
      <style:text-properties officeooo:rsid="0331f2a8"/>
    </style:style>
    <style:style style:name="T11" style:family="text">
      <style:text-properties officeooo:rsid="0331f8b2"/>
    </style:style>
    <style:style style:name="T12" style:family="text">
      <style:text-properties officeooo:rsid="033299d7"/>
    </style:style>
    <style:style style:name="T13" style:family="text">
      <style:text-properties officeooo:rsid="0333840f"/>
    </style:style>
    <style:style style:name="T14" style:family="text">
      <style:text-properties fo:font-weight="normal" style:font-weight-asian="normal" style:font-weight-complex="normal"/>
    </style:style>
    <style:style style:name="T15" style:family="text">
      <style:text-properties fo:font-weight="normal" officeooo:rsid="0336f653" style:font-weight-asian="normal" style:font-weight-complex="normal"/>
    </style:style>
    <style:style style:name="T16" style:family="text">
      <style:text-properties fo:font-weight="normal" officeooo:rsid="03392a4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Marvin Matthews is the strangest person you'll never meet. One time he caught a cold </text:span><text:span text:style-name="T5">while</text:span><text:span text:style-name="T4"> on tour with the Lovely Hot Starving Street Band and didn't say anything for three days. </text:span><text:span text:style-name="T6">I </text:span><text:span text:style-name="T5">actually </text:span><text:span text:style-name="T6">called him Jeffrey Dahmer when I first encountered him at Greensburg because he looked so scary.</text:span></text:p>
      <text:p text:style-name="P6"><text:span text:style-name="T6"><text:s text:c="3"/></text:span><text:span text:style-name="T5">College was off to a great start. </text:span><text:span text:style-name="T7">M</text:span><text:span text:style-name="T5">y laptop had been stolen on the very first day of band camp.</text:span><text:span text:style-name="T6"> The good news from that was </text:span><text:span text:style-name="T5">I could probably</text:span><text:span text:style-name="T6"> transfer away from the hellhole that was West Hall </text:span><text:span text:style-name="T5">before classes even started. </text:span><text:span text:style-name="T7">(Living in the oldest building on campus with mostly football players was not appealing to me.)</text:span></text:p>
      <text:p text:style-name="P2"/>
      <text:p text:style-name="P2">“It looks like 216 has an open bed in Hill Hall,” said the <text:span text:style-name="T8">residence director</text:span>, scratching his neckbeard. His rolling chair let out a godawful squeak under his weight and I jumped. I was standing in his smelly, cluttered office. He grabbed a paper from a stack, adjusted his scratched glasses. “The only student assigned to that room got it on a scholarship and indicated he already has off-campus <text:soft-page-break/>housing, so it actually might be totally open.” He <text:span text:style-name="T8">slapped</text:span> the paper down onto the metal desk, knocking over an empty can of Diet Coke, spun towards me with another deafening chair sound. “It shares a bathroom with 218, so if you go wanted to see what it’s like, you could just go knock on their door <text:span text:style-name="T13">I guess</text:span>.”</text:p>
      <text:p text:style-name="P2"><text:s text:c="3"/>“21<text:span text:style-name="T13">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8">went</text:span> up the brick steps to Hill, swiped my key fob, entered the building, took the elevator to the second floor. I heard the sound of <text:span text:style-name="T13">a </text:span>banjo, which got louder as I approached 218. The door was slightly ajar, and when I knocked, the music stopped.</text:p>
      <text:p text:style-name="P2"><text:s text:c="3"/>“<text:span text:style-name="T1">Yell-</text:span>o,<text:span text:style-name="T1">”</text:span> said an annoyed voice.</text:p>
      <text:p text:style-name="P2"><text:s text:c="3"/>I didn't want to push the door open so I just stood there saying, “Umm...” I heard scooting chairs, nonmusical instrument <text:span text:style-name="T13">rattles</text:span>, feet <text:soft-page-break/>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8">He</text:span> pointed at a circle of four wooden chairs, one of which was occupied by the banjo player. “I was afraid you were a loser come to tell us to shut up.”</text:p>
      <text:p text:style-name="P2"><text:s text:c="3"/>“Uh, no,” I said. “I like music! I'm a drummer, actually.”</text:p>
      <text:p text:style-name="P2"><text:s text:c="3"/>“Nice,” said the banjo man from the circle of chairs.</text:p>
      <text:p text:style-name="P2"><text:s text:c="3"/>I probably should have introduced myself, but instead I said, “<text:span text:style-name="T8">Do you know what</text:span> you call someone who hangs out with musicians?” and when they stared blankly back, I said, “A drummer!”</text:p>
      <text:p text:style-name="P2"><text:soft-page-break/><text:s text:c="3"/>Jeffrey grunted and said, “Lemme show you.”</text:p>
      <text:p text:style-name="P2"><text:s text:c="3"/>I followed him through the bathroom <text:span text:style-name="T13">into 216</text:span>, looked around at the uninhabited space with bare beds, missing its two wooden chairs. The <text:span text:style-name="T13">banjo/guitar </text:span>music resumed from the other room. “I'll take it,” I said aloud to myself.</text:p>
      <text:p text:style-name="P2"/>
      <text:p text:style-name="P10">Two</text:p>
      <text:p text:style-name="P3"/>
      <text:p text:style-name="P4">“Who the hell wants a Mike’s?” said James the trumpet player, unzipping his backpack and <text:span text:style-name="T13">showing</text:span> <text:span text:style-name="T13">off</text:span> a six-pack of hard lemonade. It was my second day on campus at Greensburg,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 text:c="3"/>“Stop fucking laughing at me!” <text:span text:style-name="T9">whined Alex.</text:span> “We don't have that shit in Ohio!”</text:p>
      <text:p text:style-name="P4"><text:soft-page-break/><text:s text:c="3"/>I had never wanted to drink around my high school friends before. I had never had a drink in my life. But now I felt intrigued. It felt safe having a room of one's own. “<text:span text:style-name="T13">Pass me the Mike</text:span>,” I said. We were watching Pink Floyd live in Pompeii, and, <text:span text:style-name="T13">shortly after finishing my drink,</text:span> I started to convulse.</text:p>
      <text:p text:style-name="P4"><text:s text:c="3"/>“You okay?” said Alex.</text:p>
      <text:p text:style-name="P4"><text:s text:c="3"/>I said, “I’m good,” <text:span text:style-name="T13">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Stoops playing downstairs on the stoops at <text:span text:style-name="T13">eight in the</text:span> PM.” We stared silently for a moment before he said, “<text:span text:style-name="T1">Alright</text:span>, now...” and shut the door.</text:p>
      <text:p text:style-name="P4"><text:s text:c="3"/>“Who the fuck was that??” said Alex.</text:p>
      <text:p text:style-name="P7"><text:s text:c="3"/>James said, “We’re definitely going to <text:span text:style-name="T1">that</text:span> shit. That guy’s psycho!”</text:p>
      <text:p text:style-name="P7"/>
      <text:p text:style-name="P7"><text:soft-page-break/>By the time we started hearing The Stoops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Marvin Matthews and Murray Stevens. I think I even remembered to tell them mine. </text:p>
      <text:p text:style-name="P5"><text:s text:c="3"/><text:span text:style-name="T11">A keen reader</text:span><text:span text:style-name="T10"> </text:span><text:span text:style-name="T11">already knows all about</text:span><text:span text:style-name="T10"> The Lovely Hot Starving Street Band </text:span><text:span text:style-name="T11">and probably susprects this is where</text:span><text:span text:style-name="T10"> I suggested we </text:span><text:span text:style-name="T11">should, “</text:span><text:span text:style-name="T12">P</text:span><text:span text:style-name="T10">lay together </text:span><text:span text:style-name="T11">sometime,” </text:span><text:span text:style-name="T10">or vice versa.</text:span></text:p>
      <text:p text:style-name="P5"><text:span text:style-name="T11"><text:s text:c="3"/>Actually,</text:span><text:span text:style-name="T10"> </text:span><text:span text:style-name="T11">another </text:span><text:span text:style-name="T13">three</text:span><text:span text:style-name="T10">-and-a-half years</text:span><text:span text:style-name="T11"> will go by</text:span><text:span text:style-name="T10"> </text:span><text:span text:style-name="T11">with me hardly saying a single word to Marvin or Murray.</text:span></text:p>
      <text:p text:style-name="P9">Three</text:p>
      <text:p text:style-name="P10"><text:span text:style-name="T14"/></text:p>
      <text:p text:style-name="P10"><text:span text:style-name="T14">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span></text:p>
      <text:p text:style-name="P10"><text:span text:style-name="T14"><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14">, which was smothered in horns. The four of them immediately started rehearsing together for a school talent </text:span><text:soft-page-break/><text:span text:style-name="T14">show, adding trumpet and trombone to the songs they had written with Matt's banjo. </text:span></text:p>
      <text:p text:style-name="P10"><text:span text:style-name="T14"><text:s text:c="3"/>Some time after that, they played a gig with Jack on drums, who didn’t think they were tight enough, and another with one of Hank's friends from Charlotte, who also found the band too chaotic.</text:span></text:p>
      <text:p text:style-name="P10"><text:span text:style-name="T14"/></text:p>
      <text:p text:style-name="P10"><text:span text:style-name="T14">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14">.</text:span></text:p>
      <text:p text:style-name="P10"><text:span text:style-name="T14"><text:s text:c="3"/>I had heard the recording of the song during video gaming sessions in Hank and Josh's room, so I knew about the offbeat horn hits and emphasized them </text:span><text:soft-page-break/><text:span text:style-name="T14">on the drums. The jazz band director gave me a little smirk as if to say, “Yeah, give these ruffians a taste of some </text:span><text:span text:style-name="T2">real</text:span><text:span text:style-name="T14"> swing music.”</text:span></text:p>
      <text:p text:style-name="P10"><text:span text:style-name="T14"/></text:p>
      <text:p text:style-name="P10"><text:span text:style-name="T14">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span></text:p>
      <text:p text:style-name="P10"><text:span text:style-name="T14"><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14">maybe it was just the lemonade, but he was impressed with Hank’s performance, which he said, which led Hank to introduce PJ to Matt and Steve, who said they had been writing songs.</text:span></text:p>
      <text:p text:style-name="P10"><text:span text:style-name="T14"><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span></text:p>
      <text:p text:style-name="P10"><text:span text:style-name="T14"/></text:p>
      <text:p text:style-name="P10"><text:span text:style-name="T14">I was at Jake’s 24-hour diner with Hank a few nights after GC Live and Hank said, “Ross, you have drums, don't you?” I said I did at my parents’ house in Durham. Hank said, “Would you want to play with Holy Ghost?”</text:span></text:p>
      <text:p text:style-name="P10"><text:span text:style-name="T14"><text:s text:c="3"/>I said, “Yeah, sure, I think I know those songs,” which is a very Ross way to join a band. </text:span></text:p>
      <text:p text:style-name="P10"><text:span text:style-name="T14"><text:s text:c="3"/>We had a show booked at The Clubhouse and rehearsed in the basement of the theater building </text:span><text:soft-page-break/><text:span text:style-name="T14">where I took my weekly drum set lessons. While learning Down the Street, I accidentally played a section in half time and Steve said, “Yeah, do </text:span><text:span text:style-name="T2">that</text:span><text:span text:style-name="T14">.”</text:span></text:p>
      <text:p text:style-name="P10"><text:span text:style-name="T14"><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span></text:p>
      <text:p text:style-name="P11"><text:span text:style-name="T14"><text:s text:c="3"/>We sat in Matt and Steve's room as the school year came to an end. Some of us were ready to graduate and some, like myself, were not. “We should </text:span><text:span text:style-name="T2">do</text:span><text:span text:style-name="T14"> this,” said Steve, and we all knew what he meant. We all agreed. </text:span></text:p>
      <text:p text:style-name="P11"><text:span text:style-name="T14"><text:s text:c="3"/>We rehearsed and arranged songs in the band room every single night for the rest of the school year whether we had an upcoming gig or not. We worked </text:span><text:soft-page-break/><text:span text:style-name="T14">briefly with two different managers who helped us book shows, including Ben Folds’ brother.</text:span></text:p>
      <text:p text:style-name="P10"><text:span text:style-name="T14"><text:s text:c="3"/>We received enthusiastic messages and developed exciting rapport over myspace with two faraway bands: The Woodshedders out of Shepherdstown, West Virginia and And the Moneynotes out of Scranton, Pennsylvania, both of whom invited us to come play shows with them. We were clueless about how to go on tour, but it seemed like a worthwhile goal.</text:span></text:p>
      <text:p text:style-name="P10"><text:span text:style-name="T14"/></text:p>
      <text:p text:style-name="P10">Four</text:p>
      <text:p text:style-name="P10"><text:span text:style-name="T14"/></text:p>
      <text:p text:style-name="P10"><text:span text:style-name="T14">That summer, Steve and PJ rented a house with Jack on Bruce Street for us to rehearse in while me, Hank, Matt, Matt’s girlfriend and a couple other college friends rented a duplex a little ways down Spring Garden <text:s/>on the corner of Lindell. Matt and I worked at Harris Teeter (I had already been already been working at a Durham location each summer on breaks from school.) Steve and Hank worked at First Carolina Delicatessen and PJ bounced around erratically between jobs.</text:span></text:p>
      <text:p text:style-name="P10"><text:soft-page-break/><text:span text:style-name="T14"><text:s text:c="3"/>We started playing The Blind Tiger on a regular basis and, after playing Tate Street Festival. We started working with Jaime Coggins who helped us get into Shakori Hills, buy a tan 1985 Econoline with purple seats that turned into a bed and book our first tour: Shepherdstown, New York, Scranton, New York. We had a car of friends follow us to party and dance at each show.</text:span></text:p>
      <text:p text:style-name="P10"><text:span text:style-name="T14"/></text:p>
      <text:p text:style-name="P12"><text:span text:style-name="T14">Josh Lovings was undoubtably the most talented member of the band both in terms of playing his instrument and also for the sheer fact of being able to keep that Econoline running. He would often open a compartment from inside the cabin and make adjustments to the timing belt while we drove.</text:span></text:p>
      <text:p text:style-name="P12"><text:span text:style-name="T14"><text:s text:c="3"/>But one night, with a very annoyed tone, while at dinner in Norfolk, Virginia, he said to everyone, “Y’all are gonna have to do something about that van.” He had probably mentioned some specific problem, but we were all instead tuned into the fact that he hadn’t said we. So, it was a major heartbreak but not the biggest surprise when he </text:span><text:soft-page-break/><text:span text:style-name="T14">called us before a gig at the Double Door in Charlotte to say he would not be attending the show or any Holy Ghost Tent Revival show ever again. He wanted to live a simple life on his family’s farm in Climax, North Carolina as opposed to touring chaotically and sporratically, and we all knew that was true.</text:span></text:p>
      <text:p text:style-name="P12"><text:span text:style-name="T14"><text:s text:c="3"/>We played a fun show without him and were fortunate enough to have a recording of the night. The performance was firey and we knew we had the drive to persue a new sound without him. We did a rehearsal for our next gig where we added Jack Foster on a second drum set, which was very fun, but didn’t contribute what we were looking for.</text:span></text:p>
      <text:p text:style-name="P12"><text:span text:style-name="T14"><text:s text:c="3"/>Steve, PJ and Jack had moved to a new house on </text:span><text:span text:style-name="T15">Westdale Place, which didn’t have much room to rehearse, so we had been bouncing around between different places to practice. A friend from a band called Watership Down offered their backyard shed to us, so we took them up on that and showed up to rehearse one day, but they were still playing when we got there.</text:span></text:p>
      <text:p text:style-name="P12"><text:soft-page-break/><text:span text:style-name="T15"><text:s text:c="3"/>We were interested in their keyboard player, Mike O’Malley, and he was interested to play with us as well, so he stayed after their practice, played with us and agreed to join the band. It was our first electric instrument and sent us in the heavy direction we had been hoping to find.</text:span></text:p>
      <text:p text:style-name="P12"><text:span text:style-name="T15"><text:s text:c="3"/></text:span><text:span text:style-name="T16">We recorded an EP shortly after that in Chapel Hill called </text:span><text:span text:style-name="T3">Family</text:span><text:span text:style-name="T16"> with Jonny Tunnell that featured different friends on every track. It was later agreed that Mike was not loud enough in the mix.</text:span></text:p>
      <text:p text:style-name="P12"><text:span text:style-name="T15"/></text:p>
      <text:p text:style-name="P13"><text:span text:style-name="T15">H</text:span><text:span text:style-name="T14">ank, Matt and their girlfriends moved across town to Bradfort Street (I think) while me, Steve, PJ and Mike moved to a house on Buffalo Street with room to practice. We stuck Mike in the attic, or rather, he voluntered to stick himself up there. Steve’s girlfriend Stephanie moved into his room after a few months of long-distance relationship from Raleigh.</text:span></text:p>
      <text:p text:style-name="P13"><text:span text:style-name="T14"><text:s text:c="3"/>We wrote and arranged many songs in that house and even recorded an album on ADAT thanks to the help of our friend Driveway. We called it The Blood Beneath and only released it digitally long after </text:span><text:soft-page-break/><text:span text:style-name="T14">Mike had left the band. We had actually tried to record it before that at Awendaw Green near Charleston, but we could not get agree with the engineer on how to record things.</text:span></text:p>
      <text:p text:style-name="P13"><text:span text:style-name="T14"><text:s text:c="3"/>Matt and Steve had been playing through amplifiers, but Nat wanted to record direct and re-amp later. We decided to go with that idea, but when it came time to mix he simply said we had probably been right and the guitar/banjo parts were not useable.</text:span></text:p>
      <text:p text:style-name="P13"><text:span text:style-name="T14"/></text:p>
      <text:p text:style-name="P14"><text:span text:style-name="T14">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Williams had agreed to replace him.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6T11:38:19.884761838</dc:date>
    <meta:editing-duration>P63DT20H28M32S</meta:editing-duration>
    <meta:editing-cycles>693</meta:editing-cycles>
    <meta:generator>LibreOffice/24.2.5.2$MacOSX_X86_64 LibreOffice_project/bffef4ea93e59bebbeaf7f431bb02b1a39ee8a59</meta:generator>
    <meta:print-date>2024-11-05T18:06:32.209195540</meta:print-date>
    <meta:document-statistic meta:table-count="0" meta:image-count="0" meta:object-count="0" meta:page-count="16" meta:paragraph-count="60" meta:word-count="2784" meta:character-count="15281" meta:non-whitespace-character-count="12420"/>
  </office:meta>
</office:document-meta>
</file>